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AB4100015511E8656291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ndale Mono" svg:font-family="'Andale Mono'" style:font-pitch="variable"/>
    <style:font-face style:name="Lohit Hindi" svg:font-family="'Lohit Hindi', 'Arial Unicode MS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6.5819in" fo:margin-left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5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A5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5819in" fo:margin-left="0in" fo:break-before="page" table:align="left" style:writing-mode="lr-tb"/>
    </style:style>
    <style:style style:name="Table2.A" style:family="table-column">
      <style:table-column-properties style:column-width="6.5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819in" fo:margin-left="0in" fo:break-before="page" table:align="left" style:writing-mode="lr-tb"/>
    </style:style>
    <style:style style:name="Table3.A" style:family="table-column">
      <style:table-column-properties style:column-width="6.5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5819in" fo:margin-left="0in" fo:break-before="page" table:align="left" style:writing-mode="lr-tb"/>
    </style:style>
    <style:style style:name="Table4.A" style:family="table-column">
      <style:table-column-properties style:column-width="6.5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end" style:justify-single-word="false" style:text-autospace="none"/>
      <style:text-properties style:font-name="Arial"/>
    </style:style>
    <style:style style:name="P3" style:family="paragraph" style:parent-style-name="Standard">
      <style:paragraph-properties fo:margin-top="0in" fo:margin-bottom="0in" style:contextual-spacing="false" fo:text-align="end" style:justify-single-word="false" style:text-autospace="none"/>
      <style:text-properties style:font-name="Arial" fo:language="en" fo:country="GB" style:font-name-complex="Calibri"/>
    </style:style>
    <style:style style:name="P4" style:family="paragraph" style:parent-style-name="Standard">
      <style:paragraph-properties fo:margin-top="0in" fo:margin-bottom="0in" style:contextual-spacing="false" style:text-autospace="none"/>
      <style:text-properties style:font-name="Arial" style:font-name-complex="Calibri"/>
    </style:style>
    <style:style style:name="P5" style:family="paragraph" style:parent-style-name="Standard">
      <style:paragraph-properties fo:margin-top="0in" fo:margin-bottom="0in" style:contextual-spacing="false" fo:line-height="150%" style:text-autospace="none"/>
      <style:text-properties style:font-name="Arial" officeooo:paragraph-rsid="0026bc42" style:font-name-complex="Calibri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style:font-name="Arial"/>
    </style:style>
    <style:style style:name="P7" style:family="paragraph" style:parent-style-name="Standard">
      <style:paragraph-properties fo:margin-top="0in" fo:margin-bottom="0in" style:contextual-spacing="false" fo:line-height="150%" style:text-autospace="none"/>
      <style:text-properties style:font-name="Arial"/>
    </style:style>
    <style:style style:name="P8" style:family="paragraph" style:parent-style-name="Standard">
      <style:paragraph-properties fo:margin-top="0in" fo:margin-bottom="0in" style:contextual-spacing="false" fo:line-height="150%" style:text-autospace="none"/>
      <style:text-properties style:font-name="Arial" officeooo:paragraph-rsid="001c690a"/>
    </style:style>
    <style:style style:name="P9" style:family="paragraph" style:parent-style-name="Standard">
      <style:paragraph-properties fo:margin-top="0in" fo:margin-bottom="0in" style:contextual-spacing="false" fo:line-height="150%" style:text-autospace="none"/>
      <style:text-properties style:font-name="Arial" officeooo:paragraph-rsid="001d280e"/>
    </style:style>
    <style:style style:name="P10" style:family="paragraph" style:parent-style-name="Standard">
      <style:paragraph-properties fo:margin-top="0in" fo:margin-bottom="0in" style:contextual-spacing="false" fo:line-height="150%" style:text-autospace="none"/>
      <style:text-properties style:font-name="Arial" officeooo:paragraph-rsid="0026bc42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" officeooo:paragraph-rsid="002d60cc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style:text-autospace="none"/>
      <style:text-properties style:font-name="Arial"/>
    </style:style>
    <style:style style:name="P13" style:family="paragraph" style:parent-style-name="Standard">
      <style:paragraph-properties fo:margin-top="0in" fo:margin-bottom="0in" style:contextual-spacing="false" style:text-autospace="none"/>
      <style:text-properties style:font-name="Arial" fo:font-size="20.5pt" fo:font-weight="bold" style:font-size-asian="20.5pt" style:font-weight-asian="bold" style:font-name-complex="Calibri" style:font-size-complex="20.5pt"/>
    </style:style>
    <style:style style:name="P14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4.5pt" fo:font-weight="bold" style:font-size-asian="14.5pt" style:font-weight-asian="bold" style:font-name-complex="Calibri" style:font-size-complex="14.5pt"/>
    </style:style>
    <style:style style:name="P15" style:family="paragraph" style:parent-style-name="Standard">
      <style:paragraph-properties fo:margin-top="0in" fo:margin-bottom="0in" style:contextual-spacing="false" fo:line-height="150%" style:text-autospace="none" style:snap-to-layout-grid="false"/>
      <style:text-properties style:font-name="Arial" fo:font-size="14.5pt" fo:font-weight="bold" style:font-size-asian="14.5pt" style:font-weight-asian="bold" style:font-name-complex="Calibri" style:font-size-complex="14.5pt"/>
    </style:style>
    <style:style style:name="P16" style:family="paragraph" style:parent-style-name="Standard">
      <style:paragraph-properties fo:margin-top="0in" fo:margin-bottom="0in" style:contextual-spacing="false" fo:line-height="150%" style:text-autospace="none" style:snap-to-layout-grid="false"/>
      <style:text-properties style:font-name="Arial" fo:font-size="14.5pt" fo:font-weight="bold" officeooo:paragraph-rsid="0026bc42" style:font-size-asian="14.5pt" style:font-weight-asian="bold" style:font-name-complex="Calibri" style:font-size-complex="14.5pt"/>
    </style:style>
    <style:style style:name="P17" style:family="paragraph" style:parent-style-name="Standard">
      <style:paragraph-properties fo:margin-top="0in" fo:margin-bottom="0in" style:contextual-spacing="false" fo:line-height="150%" style:text-autospace="none" style:snap-to-layout-grid="false"/>
      <style:text-properties style:font-name="Arial" fo:font-size="14.5pt" fo:font-style="normal" fo:font-weight="bold" style:font-size-asian="14.5pt" style:font-style-asian="normal" style:font-weight-asian="bold" style:font-name-complex="Calibri" style:font-size-complex="14.5pt" style:font-style-complex="normal" style:font-weight-complex="bold"/>
    </style:style>
    <style:style style:name="P18" style:family="paragraph" style:parent-style-name="Standard">
      <style:paragraph-properties fo:margin-top="0in" fo:margin-bottom="0in" style:contextual-spacing="false" fo:line-height="150%" style:text-autospace="none" style:snap-to-layout-grid="false"/>
      <style:text-properties style:font-name="Arial" fo:font-size="14.5pt" fo:font-style="normal" fo:font-weight="bold" officeooo:paragraph-rsid="00289ffd" style:font-size-asian="14.5pt" style:font-style-asian="normal" style:font-weight-asian="bold" style:font-name-complex="Calibri" style:font-size-complex="14.5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Calibri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officeooo:rsid="001d280e" officeooo:paragraph-rsid="001d280e" style:font-size-asian="12pt" style:font-name-complex="Calibri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paragraph-rsid="002d60cc"/>
    </style:style>
    <style:style style:name="P22" style:family="paragraph" style:parent-style-name="Standard" style:master-page-name="Standard">
      <style:paragraph-properties fo:margin-top="0in" fo:margin-bottom="0in" style:contextual-spacing="false" fo:text-align="end" style:justify-single-word="false" style:page-number="auto" style:text-autospace="none"/>
      <style:text-properties style:font-name="Arial"/>
    </style:style>
    <style:style style:name="P23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ndale Mono" fo:font-size="12pt" fo:font-weight="normal" officeooo:rsid="0036ee35" officeooo:paragraph-rsid="0036ee35" style:font-size-asian="12pt" style:font-weight-asian="normal" style:font-name-complex="Calibri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ndale Mono" fo:font-size="12pt" fo:font-weight="normal" officeooo:rsid="003b68f9" officeooo:paragraph-rsid="003b68f9" style:font-size-asian="12pt" style:font-weight-asian="normal" style:font-name-complex="Calibri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ndale Mono" fo:font-size="12pt" fo:font-weight="normal" officeooo:paragraph-rsid="0036ee35" style:font-size-asian="12pt" style:font-weight-asian="normal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ndale Mono" fo:font-size="12pt" fo:font-weight="normal" officeooo:paragraph-rsid="003b68f9" style:font-size-asian="12pt" style:font-weight-asian="normal" style:font-name-complex="Calibri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ndale Mono" fo:font-size="12pt" fo:font-weight="normal" officeooo:paragraph-rsid="003bb95a" style:font-size-asian="12pt" style:font-weight-asian="normal" style:font-name-complex="Calibri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ndale Mono" fo:font-size="12pt" fo:font-weight="normal" officeooo:rsid="003a6e57" officeooo:paragraph-rsid="003a6e57" style:font-size-asian="12pt" style:font-weight-asian="normal" style:font-name-complex="Calibri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use-window-font-color="true" style:font-name="Andale Mono" fo:font-size="12pt" fo:language="en" fo:country="US" fo:font-weight="normal" officeooo:rsid="0038c3a2" officeooo:paragraph-rsid="0038c3a2" style:font-name-asian="Calibri" style:font-size-asian="12pt" style:language-asian="zh" style:country-asian="CN" style:font-weight-asian="normal" style:font-name-complex="Calibri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use-window-font-color="true" style:font-name="Andale Mono" fo:font-size="12pt" fo:language="en" fo:country="US" fo:font-weight="normal" officeooo:rsid="003b68f9" officeooo:paragraph-rsid="003b68f9" style:font-name-asian="Calibri" style:font-size-asian="12pt" style:language-asian="zh" style:country-asian="CN" style:font-weight-asian="normal" style:font-name-complex="Calibri" style:font-size-complex="12pt" style:language-complex="ar" style:country-complex="SA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use-window-font-color="true" style:font-name="Andale Mono" fo:font-size="12pt" fo:language="en" fo:country="US" fo:font-weight="normal" officeooo:rsid="003b68f9" officeooo:paragraph-rsid="003bb95a" style:font-name-asian="Calibri" style:font-size-asian="12pt" style:language-asian="zh" style:country-asian="CN" style:font-weight-asian="normal" style:font-name-complex="Calibri" style:font-size-complex="12pt" style:language-complex="ar" style:country-complex="SA" style:font-weight-complex="normal"/>
    </style:style>
    <style:style style:name="P32" style:family="paragraph" style:parent-style-name="Standard" style:list-style-name="WW8Num1"/>
    <style:style style:name="P33" style:family="paragraph" style:parent-style-name="Standard" style:list-style-name="WW8Num1">
      <style:text-properties officeooo:paragraph-rsid="001c690a"/>
    </style:style>
    <style:style style:name="P34" style:family="paragraph" style:parent-style-name="Standard" style:list-style-name="WW8Num1">
      <style:text-properties officeooo:paragraph-rsid="0022db68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officeooo:paragraph-rsid="001d372e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Arial" officeooo:paragraph-rsid="001d280e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fo:font-size="12pt" officeooo:rsid="001d372e" officeooo:paragraph-rsid="001d372e" style:font-size-asian="12pt" style:font-name-complex="Calibri" style:font-size-complex="12pt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fo:font-size="12pt" officeooo:rsid="00224e9b" officeooo:paragraph-rsid="001d372e" style:font-size-asian="12pt" style:font-name-complex="Calibri" style:font-size-complex="12pt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Arial" officeooo:rsid="00224e9b" officeooo:paragraph-rsid="00224e9b"/>
    </style:style>
    <style:style style:name="T1" style:family="text">
      <style:text-properties style:font-name-complex="Calibri"/>
    </style:style>
    <style:style style:name="T2" style:family="text">
      <style:text-properties style:font-name-asian="Calibri" style:font-name-complex="Calibri"/>
    </style:style>
    <style:style style:name="T3" style:family="text">
      <style:text-properties officeooo:rsid="003d0d68" style:font-name-asian="Calibri" style:font-name-complex="Calibri"/>
    </style:style>
    <style:style style:name="T4" style:family="text">
      <style:text-properties style:font-name-asian="Cambria" style:font-name-complex="Calibri"/>
    </style:style>
    <style:style style:name="T5" style:family="text">
      <style:text-properties fo:font-size="14.5pt" style:font-size-asian="14.5pt" style:font-name-complex="Calibri" style:font-size-complex="14.5pt"/>
    </style:style>
    <style:style style:name="T6" style:family="text">
      <style:text-properties fo:font-size="14.5pt" style:font-name-asian="Calibri" style:font-size-asian="14.5pt" style:font-name-complex="Calibri" style:font-size-complex="14.5pt"/>
    </style:style>
    <style:style style:name="T7" style:family="text">
      <style:text-properties fo:font-size="14.5pt" style:font-name-asian="Cambria" style:font-size-asian="14.5pt" style:font-name-complex="Calibri" style:font-size-complex="14.5pt"/>
    </style:style>
    <style:style style:name="T8" style:family="text">
      <style:text-properties fo:font-size="14.5pt" fo:font-weight="bold" style:font-size-asian="14.5pt" style:font-weight-asian="bold" style:font-name-complex="Calibri" style:font-size-complex="14.5pt"/>
    </style:style>
    <style:style style:name="T9" style:family="text">
      <style:text-properties fo:font-size="14.5pt" fo:font-weight="bold" style:font-name-asian="Cambria" style:font-size-asian="14.5pt" style:font-weight-asian="bold" style:font-name-complex="Calibri" style:font-size-complex="14.5pt"/>
    </style:style>
    <style:style style:name="T10" style:family="text">
      <style:text-properties fo:font-size="14.5pt" fo:font-weight="bold" officeooo:rsid="001c690a" style:font-name-asian="Cambria" style:font-size-asian="14.5pt" style:font-weight-asian="bold" style:font-name-complex="Calibri" style:font-size-complex="14.5pt"/>
    </style:style>
    <style:style style:name="T11" style:family="text">
      <style:text-properties fo:font-size="14.5pt" fo:font-weight="bold" officeooo:rsid="001d280e" style:font-name-asian="Cambria" style:font-size-asian="14.5pt" style:font-weight-asian="bold" style:font-name-complex="Calibri" style:font-size-complex="14.5pt"/>
    </style:style>
    <style:style style:name="T12" style:family="text">
      <style:text-properties fo:font-size="14.5pt" fo:font-weight="bold" officeooo:rsid="0022db68" style:font-name-asian="Cambria" style:font-size-asian="14.5pt" style:font-weight-asian="bold" style:font-name-complex="Calibri" style:font-size-complex="14.5pt"/>
    </style:style>
    <style:style style:name="T13" style:family="text">
      <style:text-properties fo:font-size="14.5pt" fo:font-weight="bold" officeooo:rsid="002a8bc0" style:font-name-asian="Cambria" style:font-size-asian="14.5pt" style:font-weight-asian="bold" style:font-name-complex="Calibri" style:font-size-complex="14.5pt"/>
    </style:style>
    <style:style style:name="T14" style:family="text">
      <style:text-properties fo:font-size="14.5pt" fo:font-weight="bold" officeooo:rsid="002d60cc" style:font-name-asian="Cambria" style:font-size-asian="14.5pt" style:font-weight-asian="bold" style:font-name-complex="Calibri" style:font-size-complex="14.5pt"/>
    </style:style>
    <style:style style:name="T15" style:family="text">
      <style:text-properties fo:font-size="20.5pt" fo:font-weight="bold" style:font-size-asian="20.5pt" style:font-weight-asian="bold" style:font-name-complex="Calibri" style:font-size-complex="20.5pt"/>
    </style:style>
    <style:style style:name="T16" style:family="text">
      <style:text-properties fo:font-size="20.5pt" fo:font-weight="bold" style:font-name-asian="Calibri" style:font-size-asian="20.5pt" style:font-weight-asian="bold" style:font-name-complex="Calibri" style:font-size-complex="20.5pt"/>
    </style:style>
    <style:style style:name="T17" style:family="text">
      <style:text-properties fo:font-size="12pt" style:font-size-asian="12pt" style:font-name-complex="Calibri" style:font-size-complex="12pt"/>
    </style:style>
    <style:style style:name="T18" style:family="text">
      <style:text-properties fo:font-size="12pt" officeooo:rsid="001d280e" style:font-size-asian="12pt" style:font-name-complex="Calibri" style:font-size-complex="12pt"/>
    </style:style>
    <style:style style:name="T19" style:family="text">
      <style:text-properties fo:font-size="12pt" officeooo:rsid="001d372e" style:font-size-asian="12pt" style:font-name-complex="Calibri" style:font-size-complex="12pt"/>
    </style:style>
    <style:style style:name="T20" style:family="text">
      <style:text-properties fo:font-size="12pt" officeooo:rsid="0020f723" style:font-size-asian="12pt" style:font-name-complex="Calibri" style:font-size-complex="12pt"/>
    </style:style>
    <style:style style:name="T21" style:family="text">
      <style:text-properties fo:font-size="12pt" officeooo:rsid="00224e9b" style:font-size-asian="12pt" style:font-name-complex="Calibri" style:font-size-complex="12pt"/>
    </style:style>
    <style:style style:name="T22" style:family="text">
      <style:text-properties fo:font-size="12pt" officeooo:rsid="00216b03" style:font-size-asian="12pt" style:font-name-complex="Calibri" style:font-size-complex="12pt"/>
    </style:style>
    <style:style style:name="T23" style:family="text">
      <style:text-properties fo:font-size="12pt" officeooo:rsid="00307a27" style:font-size-asian="12pt" style:font-name-complex="Calibri" style:font-size-complex="12pt"/>
    </style:style>
    <style:style style:name="T24" style:family="text">
      <style:text-properties fo:font-size="12pt" officeooo:rsid="00322271" style:font-size-asian="12pt" style:font-name-complex="Calibri" style:font-size-complex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name="Arial" fo:language="es" fo:country="ES"/>
    </style:style>
    <style:style style:name="T27" style:family="text">
      <style:text-properties style:font-name="Arial" fo:language="es" fo:country="ES" style:font-name-complex="Calibri"/>
    </style:style>
    <style:style style:name="T28" style:family="text">
      <style:text-properties style:font-name="Arial" fo:font-size="10pt" fo:language="es" fo:country="ES" style:font-size-asian="10pt" style:font-name-complex="Calibri" style:font-size-complex="10pt"/>
    </style:style>
    <style:style style:name="T29" style:family="text">
      <style:text-properties style:font-name="Arial" style:font-name-complex="Calibri"/>
    </style:style>
    <style:style style:name="T30" style:family="text">
      <style:text-properties style:font-name="Arial" officeooo:rsid="0022db68" style:font-name-complex="Calibri"/>
    </style:style>
    <style:style style:name="T31" style:family="text">
      <style:text-properties style:font-name="Arial" fo:font-size="12pt" style:font-size-asian="12pt" style:font-name-complex="Calibri" style:font-size-complex="12pt"/>
    </style:style>
    <style:style style:name="T32" style:family="text">
      <style:text-properties style:font-name="Arial" fo:font-size="12pt" officeooo:rsid="0022db68" style:font-size-asian="12pt" style:font-name-complex="Calibri" style:font-size-complex="12pt"/>
    </style:style>
    <style:style style:name="T33" style:family="text">
      <style:text-properties style:font-name="Arial" fo:font-size="12pt" officeooo:rsid="0026bc42" style:font-size-asian="12pt" style:font-name-complex="Calibri" style:font-size-complex="12pt"/>
    </style:style>
    <style:style style:name="T34" style:family="text">
      <style:text-properties style:font-name="Arial" fo:font-size="12pt" officeooo:rsid="002d7475" style:font-size-asian="12pt" style:font-name-complex="Calibri" style:font-size-complex="12pt"/>
    </style:style>
    <style:style style:name="T35" style:family="text">
      <style:text-properties style:font-name="Arial" fo:font-size="12pt" officeooo:rsid="002f859f" style:font-size-asian="12pt" style:font-name-complex="Calibri" style:font-size-complex="12pt"/>
    </style:style>
    <style:style style:name="T36" style:family="text">
      <style:text-properties style:font-name="Arial" fo:font-size="12pt" officeooo:rsid="00350b8d" style:font-size-asian="12pt" style:font-name-complex="Calibri" style:font-size-complex="12pt"/>
    </style:style>
    <style:style style:name="T37" style:family="text">
      <style:text-properties style:use-window-font-color="true" style:font-name="Arial" style:text-underline-style="none" style:font-name-complex="Calibri"/>
    </style:style>
    <style:style style:name="T38" style:family="text">
      <style:text-properties style:use-window-font-color="true" style:font-name="Arial" style:text-underline-style="none" officeooo:rsid="0024bf29" style:font-name-complex="Calibri"/>
    </style:style>
    <style:style style:name="T39" style:family="text">
      <style:text-properties style:use-window-font-color="true" fo:language="en" fo:country="US" officeooo:rsid="0038c3a2" style:font-name-asian="Calibri" style:language-asian="zh" style:country-asian="CN" style:language-complex="ar" style:country-complex="SA" style:font-weight-complex="normal"/>
    </style:style>
    <style:style style:name="T40" style:family="text">
      <style:text-properties style:use-window-font-color="true" fo:language="en" fo:country="US" officeooo:rsid="003b68f9" style:font-name-asian="Calibri" style:language-asian="zh" style:country-asian="CN" style:language-complex="ar" style:country-complex="SA" style:font-weight-complex="normal"/>
    </style:style>
    <style:style style:name="T41" style:family="text">
      <style:text-properties officeooo:rsid="002078ed"/>
    </style:style>
    <style:style style:name="T42" style:family="text">
      <style:text-properties officeooo:rsid="0020f723"/>
    </style:style>
    <style:style style:name="T43" style:family="text">
      <style:text-properties officeooo:rsid="00216b03"/>
    </style:style>
    <style:style style:name="T44" style:family="text">
      <style:text-properties officeooo:rsid="0026bc42"/>
    </style:style>
    <style:style style:name="T45" style:family="text">
      <style:text-properties officeooo:rsid="00289ffd"/>
    </style:style>
    <style:style style:name="T46" style:family="text">
      <style:text-properties officeooo:rsid="0036ee35" style:font-weight-complex="normal"/>
    </style:style>
    <style:style style:name="T47" style:family="text">
      <style:text-properties officeooo:rsid="003b68f9"/>
    </style:style>
    <style:style style:name="T48" style:family="text">
      <style:text-properties style:font-name="Andale Mono" fo:font-size="12pt" style:font-size-asian="12pt" style:font-size-complex="12pt"/>
    </style:style>
    <style:style style:name="T49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50" style:family="text">
      <style:text-properties officeooo:rsid="003bb95a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in" fo:border="0.06pt solid #808080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char" svg:x="0.0201in" svg:y="-0.0008in" svg:width="1.0571in" svg:height="2.1043in" draw:z-index="0"><draw:image xlink:href="Pictures/2000002B0000AB4100015511E8656291.wmf" xlink:type="simple" xlink:show="embed" xlink:actuate="onLoad"/></draw:frame><text:span text:style-name="T2"> <text:s text:c="43"/></text:span><text:span text:style-name="T1">University</text:span><text:span text:style-name="T4"> </text:span><text:span text:style-name="T1">of</text:span><text:span text:style-name="T4"> </text:span><text:span text:style-name="T1">Innsbruck</text:span></text:p>
      <text:p text:style-name="P2"><text:span text:style-name="T2"><text:s text:c="44"/></text:span><text:span text:style-name="T3">Bernhard FRITZ 1316136</text:span></text:p>
      <text:p text:style-name="P3"><text:date style:data-style-name="N76" text:date-value="2015-11-02T10:48:04.741418156" text:fixed="true">2 November 2015</text:date></text:p>
      <text:p text:style-name="P4"/>
      <text:p text:style-name="P6"><text:span text:style-name="T6"><text:s text:c="25"/></text:span><text:span text:style-name="T5">Web</text:span><text:span text:style-name="T7"> </text:span><text:span text:style-name="T5">Services</text:span><text:span text:style-name="T7"> </text:span><text:span text:style-name="T5">PS</text:span><text:span text:style-name="T7"> </text:span><text:span text:style-name="T5">703128</text:span></text:p>
      <text:p text:style-name="P12"><text:span text:style-name="T16"><text:s text:c="18"/></text:span><text:span text:style-name="T15">XML-RPC</text:span></text:p>
      <text:p text:style-name="P13"/>
      <text:p text:style-name="P14"/>
      <text:p text:style-name="P14"/>
      <text:p text:style-name="P7"><text:span text:style-name="T8">Required</text:span><text:span text:style-name="T9"> </text:span><text:span text:style-name="T8">software:</text:span></text:p>
      <text:list xml:id="list5484133430802403959" text:style-name="WW8Num1">
        <text:list-item>
          <text:p text:style-name="P32"><text:span text:style-name="T27">Java JDK: </text:span><text:a xlink:type="simple" xlink:href="http://www.oracle.com/technetwork/java/javase/downloads/index.html"><text:span text:style-name="Internet_20_link"><text:span text:style-name="T27">http://www.oracle.com/technetwork/java/javase/downloads/</text:span></text:span></text:a><text:span text:style-name="T28"> </text:span></text:p>
        </text:list-item>
        <text:list-item>
          <text:p text:style-name="P32"><text:span text:style-name="T29">Eclipse: </text:span><text:a xlink:type="simple" xlink:href="http://www.eclipse.org/downloads/"><text:span text:style-name="Internet_20_link"><text:span text:style-name="T29">http://www.eclipse.org/downloads/</text:span></text:span></text:a></text:p>
        </text:list-item>
        <text:list-item>
          <text:p text:style-name="P33"><text:span text:style-name="T29">Apache XML-RPC library: </text:span><text:a xlink:type="simple" xlink:href="http://ws.apache.org/xmlrpc/"><text:span text:style-name="Internet_20_link"><text:span text:style-name="T29">http://ws.apache.org/xmlrpc/</text:span></text:span></text:a></text:p>
        </text:list-item>
        <text:list-item>
          <text:p text:style-name="P34"><text:span text:style-name="Internet_20_link"><text:span text:style-name="T37">Apache XML-RPC library </text:span></text:span><text:span text:style-name="Internet_20_link"><text:span text:style-name="T38">v2.0.1</text:span></text:span><text:span text:style-name="Internet_20_link"><text:span text:style-name="T37">: </text:span></text:span><text:span text:style-name="Internet_20_link"><text:span text:style-name="T30">http://sti-innsbruck.at/sites/default/files/courses/xmlrpc-2.0.1.jar</text:span></text:span></text:p>
        </text:list-item>
      </text:list>
      <text:p text:style-name="P14"/>
      <text:p text:style-name="P7"><text:span text:style-name="T8">Exercise</text:span><text:span text:style-name="T9"> </text:span><text:span text:style-name="T8">1</text:span><text:span text:style-name="T9"> – </text:span><text:span text:style-name="T10">Write</text:span><text:span text:style-name="T9"> </text:span><text:span text:style-name="T8">XML-RPC</text:span><text:span text:style-name="T9"> </text:span><text:span text:style-name="T10">Server – </text:span><text:span text:style-name="T11">Multiple </text:span><text:span text:style-name="T13">Procedures</text:span></text:p>
      <text:p text:style-name="P19"><text:span text:style-name="T41">Implement an XML-RPC server for temperature conversion between three temperature units (Celsius, Fahrenheit, Kelvin) by using </text:span>the library provided by Apache. </text:p>
      <text:p text:style-name="P20"><text:span text:style-name="T42">Requirements</text:span>:</text:p>
      <text:list xml:id="list963686558005509456" text:style-name="L1">
        <text:list-item>
          <text:p text:style-name="P35"><text:span text:style-name="T20">Your implementation </text:span><text:span text:style-name="T18">provides </text:span><text:span text:style-name="T23">all possible con</text:span><text:span text:style-name="T24">versions</text:span><text:span text:style-name="T18"> (</text:span><text:span text:style-name="T19">Cel</text:span><text:span text:style-name="T20">s</text:span><text:span text:style-name="T19">iusToFahrenheit, FahrenheitToKelvin, ...</text:span><text:span text:style-name="T18">)</text:span></text:p>
        </text:list-item>
        <text:list-item>
          <text:p text:style-name="P37">Each <text:span text:style-name="T43">procedure</text:span> accepts only one parameter (input value)</text:p>
        </text:list-item>
        <text:list-item>
          <text:p text:style-name="P37">Return one output <text:span text:style-name="T43">parameter</text:span> (<text:span text:style-name="T43">converted value</text:span>)</text:p>
        </text:list-item>
      </text:list>
      <text:p text:style-name="P9"><text:span text:style-name="T8">Exercise</text:span><text:span text:style-name="T9"> </text:span><text:span text:style-name="T11">2</text:span><text:span text:style-name="T9"> – </text:span><text:span text:style-name="T10">Write</text:span><text:span text:style-name="T9"> </text:span><text:span text:style-name="T8">XML-RPC</text:span><text:span text:style-name="T9"> </text:span><text:span text:style-name="T10">Server – </text:span><text:span text:style-name="T11">Multiple Parameters</text:span></text:p>
      <text:p text:style-name="P20">Re-create Exercise-1, with the following requirements:</text:p>
      <text:list xml:id="list140740432137732" text:continue-list="list963686558005509456" text:style-name="L1">
        <text:list-item text:start-value="1">
          <text:p text:style-name="P36"><text:span text:style-name="T21">Your implementation</text:span><text:span text:style-name="T18"> provides only one </text:span><text:span text:style-name="T21">procedure</text:span><text:span text:style-name="T18"> (e.g. TemperatureConversion)</text:span></text:p>
        </text:list-item>
        <text:list-item>
          <text:p text:style-name="P38">The procedure accepts at least three parameters (unit source, unit target, input value)</text:p>
        </text:list-item>
        <text:list-item>
          <text:p text:style-name="P39"><text:span text:style-name="T21">R</text:span><text:span text:style-name="T17">eturn three output parameters (unit source, unit target, </text:span><text:span text:style-name="T22">converted value</text:span><text:span text:style-name="T19">)</text:span></text:p>
        </text:list-item>
      </text:list>
      <text:p text:style-name="P8"><text:soft-page-break/><text:span text:style-name="T8">Exercise</text:span><text:span text:style-name="T9"> </text:span><text:span text:style-name="T12">3</text:span><text:span text:style-name="T9"> – </text:span><text:span text:style-name="T10">Write </text:span><text:span text:style-name="T8">XML-RPC</text:span><text:span text:style-name="T9"> </text:span><text:span text:style-name="T10">Client</text:span></text:p>
      <text:p text:style-name="P21"><text:span text:style-name="T32">Select </text:span><text:span text:style-name="T36">four different </text:span><text:span text:style-name="T32">temperature conversion scenarios. </text:span><text:span text:style-name="T33">Write XML-RPC client to call the procedures </text:span><text:span text:style-name="T35">based on the scenarios </text:span><text:span text:style-name="T33">you have selected </text:span><text:span text:style-name="T36">by calling the first implementation (Exercise 1) twice and the second implementation (Exercise 2) twice</text:span><text:span text:style-name="T33">. </text:span></text:p>
      <text:p text:style-name="P11"><text:span text:style-name="T8">Exercise</text:span><text:span text:style-name="T9"> </text:span><text:span text:style-name="T14">4</text:span><text:span text:style-name="T9"> – </text:span><text:span text:style-name="T8">XML-RPC</text:span><text:span text:style-name="T9"> </text:span><text:span text:style-name="T14">Request/Response</text:span></text:p>
      <text:p text:style-name="P21"><text:span text:style-name="T33">Use </text:span><text:span text:style-name="T31">the TCP/IP Monitor</text:span><text:span text:style-name="Footnote_20_Reference"><text:span text:style-name="T31"><text:note text:id="ftn1" text:note-class="footnote"><text:note-citation>1</text:note-citation><text:note-body><text:p text:style-name="Footnote"><text:span text:style-name="T26">Info: <text:s/></text:span><text:a xlink:type="simple" xlink:href="http://www.avajava.com/tutorials/lessons/how-do-i-monitor-http-communication-in-eclipse.html"><text:span text:style-name="Internet_20_link"><text:span text:style-name="T26">http://www.avajava.com/tutorials/lessons/how-do-i-monitor-http-communication-in-eclipse.html</text:span></text:span></text:a></text:p></text:note-body></text:note></text:span></text:span><text:span text:style-name="T31"> integrated in Eclipse </text:span><text:span text:style-name="T33">to </text:span><text:span text:style-name="T31">capture request and response </text:span><text:span text:style-name="T33">between client and server </text:span><text:span text:style-name="T34">from the scenarios you have implemented in Exercise-3</text:span><text:span text:style-name="T31">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Remote <text:span text:style-name="T45">procedure</text:span> <text:span text:style-name="T44">#1</text:span>:</text:p>
          </table:table-cell>
        </table:table-row>
        <table:table-row table:style-name="Table1.1">
          <table:table-cell table:style-name="Table1.A1" office:value-type="string">
            <text:p text:style-name="P15">Request:</text:p>
          </table:table-cell>
        </table:table-row>
        <table:table-row table:style-name="Table1.1">
          <table:table-cell table:style-name="Table1.A1" office:value-type="string">
            <text:p text:style-name="P23">&lt;?xml version="1.0" <text:s/>standalone="no"?&gt;</text:p>
            <text:p text:style-name="P23">&lt;methodCall&gt;</text:p>
            <text:p text:style-name="P23">&lt;methodName&gt;TemperatureConversion.celsiustofahrenheit&lt;/methodName&gt;</text:p>
            <text:p text:style-name="P23">&lt;params&gt;</text:p>
            <text:p text:style-name="P23">&lt;param&gt;</text:p>
            <text:p text:style-name="P23">&lt;value&gt;</text:p>
            <text:p text:style-name="P23">&lt;double&gt;20.0&lt;/double&gt;</text:p>
            <text:p text:style-name="P23">&lt;/value&gt;</text:p>
            <text:p text:style-name="P23">&lt;/param&gt;</text:p>
            <text:p text:style-name="P23">&lt;/params&gt;</text:p>
            <text:p text:style-name="P25"><text:span text:style-name="T46">&lt;/methodCall&gt;</text:span></text:p>
          </table:table-cell>
        </table:table-row>
        <table:table-row table:style-name="Table1.1">
          <table:table-cell table:style-name="Table1.A1" office:value-type="string">
            <text:p text:style-name="P15">Response:</text:p>
          </table:table-cell>
        </table:table-row>
        <table:table-row table:style-name="Table1.5">
          <table:table-cell table:style-name="Table1.A5" office:value-type="string">
            <text:p text:style-name="P28">&lt;?xml version="1.0" <text:s/>standalone="no"?&gt;</text:p>
            <text:p text:style-name="P28">&lt;methodResponse&gt;</text:p>
            <text:p text:style-name="P28">&lt;params&gt;</text:p>
            <text:p text:style-name="P28">&lt;param&gt;</text:p>
            <text:p text:style-name="P28">&lt;value&gt;</text:p>
            <text:p text:style-name="P28">&lt;double&gt;68.0&lt;/double&gt;</text:p>
            <text:p text:style-name="P28">&lt;/value&gt;</text:p>
            <text:p text:style-name="P28">&lt;/param&gt;</text:p>
            <text:p text:style-name="P28">&lt;/params&gt;</text:p>
            <text:p text:style-name="P28">&lt;/methodResponse&gt;</text:p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Remote <text:span text:style-name="T45">procedure</text:span> <text:span text:style-name="T44">#2</text:span>:</text:p>
          </table:table-cell>
        </table:table-row>
        <table:table-row table:style-name="Table2.1">
          <table:table-cell table:style-name="Table2.A1" office:value-type="string">
            <text:p text:style-name="P16">Request:</text:p>
          </table:table-cell>
        </table:table-row>
        <table:table-row table:style-name="Table2.1">
          <table:table-cell table:style-name="Table2.A1" office:value-type="string">
            <text:p text:style-name="P24">&lt;?xml version="1.0" <text:s/>standalone="no"?&gt;</text:p>
            <text:p text:style-name="P24">&lt;methodCall&gt;</text:p>
            <text:p text:style-name="P24">&lt;methodName&gt;TemperatureConversion.fahrenheittokelvin&lt;/methodName&gt;</text:p>
            <text:p text:style-name="P24">&lt;params&gt;</text:p>
            <text:p text:style-name="P24">&lt;param&gt;</text:p>
            <text:p text:style-name="P24">&lt;value&gt;</text:p>
            <text:p text:style-name="P24">&lt;double&gt;68.0&lt;/double&gt;</text:p>
            <text:p text:style-name="P24">&lt;/value&gt;</text:p>
            <text:p text:style-name="P24">&lt;/param&gt;</text:p>
            <text:p text:style-name="P24">&lt;/params&gt;</text:p>
            <text:p text:style-name="P30">&lt;/methodCall&gt;</text:p>
          </table:table-cell>
        </table:table-row>
        <table:table-row table:style-name="Table2.1">
          <table:table-cell table:style-name="Table2.A1" office:value-type="string">
            <text:p text:style-name="P16">Response:</text:p>
          </table:table-cell>
        </table:table-row>
        <table:table-row table:style-name="Table2.1">
          <table:table-cell table:style-name="Table2.A1" office:value-type="string">
            <text:p text:style-name="P30">&lt;?xml version="1.0" <text:s/>standalone="no"?&gt;</text:p>
            <text:p text:style-name="P30">&lt;methodResponse&gt;</text:p>
            <text:p text:style-name="P30">&lt;params&gt;</text:p>
            <text:p text:style-name="P30">&lt;param&gt;</text:p>
            <text:p text:style-name="P30">&lt;value&gt;</text:p>
            <text:p text:style-name="P30">&lt;double&gt;293.15&lt;/double&gt;</text:p>
            <text:p text:style-name="P30">&lt;/value&gt;</text:p>
            <text:p text:style-name="P30">&lt;/param&gt;</text:p>
            <text:p text:style-name="P30">&lt;/params&gt;</text:p>
            <text:p text:style-name="P26"><text:span text:style-name="T40">&lt;/methodResponse&gt;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Remote <text:span text:style-name="T45">procedure</text:span> <text:span text:style-name="T44">#3</text:span>:</text:p>
          </table:table-cell>
        </table:table-row>
        <table:table-row table:style-name="Table3.1">
          <table:table-cell table:style-name="Table3.A1" office:value-type="string">
            <text:p text:style-name="P16">Request:</text:p>
          </table:table-cell>
        </table:table-row>
        <table:table-row table:style-name="Table3.1">
          <table:table-cell table:style-name="Table3.A1" office:value-type="string">
            <text:p text:style-name="P31">&lt;?xml version="1.0" <text:s/>standalone="no"?&gt;</text:p>
            <text:p text:style-name="P31">&lt;methodCall&gt;</text:p>
            <text:p text:style-name="P31">&lt;methodName&gt;TemperatureConversion.temperatureconversion&lt;/methodName&gt;</text:p>
            <text:p text:style-name="P31">&lt;params&gt;</text:p>
            <text:p text:style-name="P31">&lt;param&gt;</text:p>
            <text:p text:style-name="P31">&lt;value&gt;celsius&lt;/value&gt;</text:p>
            <text:p text:style-name="P31">&lt;/param&gt;</text:p>
            <text:p text:style-name="P31">&lt;param&gt;</text:p>
            <text:p text:style-name="P31">&lt;value&gt;fahrenheit&lt;/value&gt;</text:p>
            <text:p text:style-name="P31">&lt;/param&gt;</text:p>
            <text:p text:style-name="P31">&lt;param&gt;</text:p>
            <text:p text:style-name="P31">&lt;value&gt;20.0&lt;/value&gt;</text:p>
            <text:p text:style-name="P31">&lt;/param&gt;</text:p>
            <text:p text:style-name="P31">&lt;/params&gt;</text:p>
            <text:p text:style-name="P31">&lt;/methodCall&gt;</text:p>
          </table:table-cell>
        </table:table-row>
        <table:table-row table:style-name="Table3.1">
          <table:table-cell table:style-name="Table3.A1" office:value-type="string">
            <text:p text:style-name="P16">Response:</text:p>
          </table:table-cell>
        </table:table-row>
        <table:table-row table:style-name="Table3.1">
          <table:table-cell table:style-name="Table3.A1" office:value-type="string">
            <text:p text:style-name="P31">&lt;?xml version="1.0" <text:s/>standalone="no"?&gt;</text:p>
            <text:p text:style-name="P31">&lt;methodResponse&gt;</text:p>
            <text:p text:style-name="P31">&lt;params&gt;</text:p>
            <text:p text:style-name="P31">&lt;param&gt;</text:p>
            <text:p text:style-name="P31">&lt;value&gt;</text:p>
            <text:p text:style-name="P31">&lt;array&gt;</text:p>
            <text:p text:style-name="P31">&lt;data&gt;</text:p>
            <text:p text:style-name="P31">&lt;value&gt;celsius&lt;/value&gt;</text:p>
            <text:p text:style-name="P31">&lt;value&gt;fahrenheit&lt;/value&gt;</text:p>
            <text:p text:style-name="P31">&lt;value&gt;68.0&lt;/value&gt;</text:p>
            <text:p text:style-name="P31">&lt;/data&gt;</text:p>
            <text:p text:style-name="P31">&lt;/array&gt;</text:p>
            <text:p text:style-name="P31">&lt;/value&gt;</text:p>
            <text:p text:style-name="P31">&lt;/param&gt;</text:p>
            <text:p text:style-name="P31">&lt;/params&gt;</text:p>
            <text:p text:style-name="P31">&lt;/methodResponse&gt;</text:p>
          </table:table-cell>
        </table:table-row>
      </table:table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Remote <text:span text:style-name="T45">procedure</text:span> <text:span text:style-name="T44">#4</text:span>:</text:p>
          </table:table-cell>
        </table:table-row>
        <table:table-row table:style-name="Table4.1">
          <table:table-cell table:style-name="Table4.A1" office:value-type="string">
            <text:p text:style-name="P16">Request:</text:p>
          </table:table-cell>
        </table:table-row>
        <table:table-row table:style-name="Table4.1">
          <table:table-cell table:style-name="Table4.A1" office:value-type="string">
            <text:p text:style-name="P31">&lt;?xml version="1.0" <text:s/>standalone="no"?&gt;</text:p>
            <text:p text:style-name="P31">&lt;methodCall&gt;</text:p>
            <text:p text:style-name="P31">&lt;methodName&gt;TemperatureConversion.temperatureconversion&lt;/methodName&gt;</text:p>
            <text:p text:style-name="P31">&lt;params&gt;</text:p>
            <text:p text:style-name="P31">&lt;param&gt;</text:p>
            <text:p text:style-name="P31">&lt;value&gt;fahrenheit&lt;/value&gt;</text:p>
            <text:p text:style-name="P31">&lt;/param&gt;</text:p>
            <text:p text:style-name="P31">&lt;param&gt;</text:p>
            <text:p text:style-name="P31">&lt;value&gt;kelvin&lt;/value&gt;</text:p>
            <text:p text:style-name="P31">&lt;/param&gt;</text:p>
            <text:p text:style-name="P31">&lt;param&gt;</text:p>
            <text:p text:style-name="P31">&lt;value&gt;68.0&lt;/value&gt;</text:p>
            <text:p text:style-name="P31">&lt;/param&gt;</text:p>
            <text:p text:style-name="P31">&lt;/params&gt;</text:p>
            <text:p text:style-name="P27"><text:span text:style-name="T40">&lt;/methodCall&gt;</text:span></text:p>
          </table:table-cell>
        </table:table-row>
        <table:table-row table:style-name="Table4.1">
          <table:table-cell table:style-name="Table4.A1" office:value-type="string">
            <text:p text:style-name="P16">Response:</text:p>
          </table:table-cell>
        </table:table-row>
        <table:table-row table:style-name="Table4.1">
          <table:table-cell table:style-name="Table4.A1" office:value-type="string">
            <text:p text:style-name="P31">&lt;?xml version="1.0" <text:s/>standalone="no"?&gt;</text:p>
            <text:p text:style-name="P31">&lt;methodResponse&gt;</text:p>
            <text:p text:style-name="P31">&lt;params&gt;</text:p>
            <text:p text:style-name="P31">&lt;param&gt;</text:p>
            <text:p text:style-name="P31">&lt;value&gt;</text:p>
            <text:p text:style-name="P31">&lt;array&gt;</text:p>
            <text:p text:style-name="P31">&lt;data&gt;</text:p>
            <text:p text:style-name="P31">&lt;value&gt;fahrenheit&lt;/value&gt;</text:p>
            <text:p text:style-name="P31">&lt;value&gt;kelvin&lt;/value&gt;</text:p>
            <text:p text:style-name="P31">&lt;value&gt;293.15&lt;/value&gt;</text:p>
            <text:p text:style-name="P31">&lt;/data&gt;</text:p>
            <text:p text:style-name="P31">&lt;/array&gt;</text:p>
            <text:p text:style-name="P31">&lt;/value&gt;</text:p>
            <text:p text:style-name="P31">&lt;/param&gt;</text:p>
            <text:p text:style-name="P31">&lt;/params&gt;</text:p>
            <text:p text:style-name="P27"><text:span text:style-name="T40">&lt;/methodResponse&gt;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ndale Mono" svg:font-family="'Andale Mono'" style:font-pitch="variable"/>
    <style:font-face style:name="Lohit Hindi" svg:font-family="'Lohit Hindi', 'Arial Unicode MS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Arial Unicode MS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Arial Unicode MS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Arial Unicode MS'" style:font-pitch-complex="variable"/>
    </style:style>
    <style:style style:name="Lista_20_vistosa_20_-_20_Énfasis_20_11" style:display-name="Lista vistosa - Énfasis 11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Mapa_20_del_20_documento1" style:display-name="Mapa del documento1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fo:font-size="10pt" fo:language="es" fo:country="ES" style:font-size-asian="10pt" style:font-name-complex="Symbol" style:font-family-complex="Symbol" style:font-family-generic-complex="roman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pa_20_del_20_documento_20_Car" style:display-name="Mapa del document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Texto_20_nota_20_pie_20_Car" style:display-name="Texto nota pie Car" style:family="text">
      <style:text-properties fo:language="en" fo:country="US"/>
    </style:style>
    <style:style style:name="Footnote_20_Symbol" style:display-name="Footnote Symbol" style:family="text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en" fo:country="US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8in" fo:margin-bottom="0.8in" fo:margin-left="1in" fo:margin-right="0.8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creation-date>2012-03-19T12:06:00</meta:creation-date>
    <dc:date>2015-11-07T14:07:39.761145000</dc:date>
    <meta:print-date>2012-04-13T10:17:00</meta:print-date>
    <meta:editing-cycles>43</meta:editing-cycles>
    <meta:editing-duration>PT10H32M46S</meta:editing-duration>
    <meta:generator>LibreOffice/4.2.8.2$MacOSX_x86 LibreOffice_project/48d50dbfc06349262c9d50868e5c1f630a573ebd</meta:generator>
    <meta:document-statistic meta:table-count="4" meta:image-count="1" meta:object-count="0" meta:page-count="5" meta:paragraph-count="143" meta:word-count="347" meta:character-count="3623" meta:non-whitespace-character-count="3280"/>
  </office:meta>
</office:document-meta>
</file>